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4667in" fo:padding-bottom="0.04667in" fo:padding-left="0.88956in" fo:padding-right="0.79623in" draw:textarea-vertical-align="middle" draw:textarea-horizontal-align="center" draw:fill="solid" draw:fill-color="#8c8d86" draw:opacity="100%" draw:stroke="solid" svg:stroke-width="0.0381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4667in" fo:padding-bottom="0.04667in" fo:padding-left="0.88956in" fo:padding-right="0.79623in" draw:textarea-vertical-align="middle" draw:textarea-horizontal-align="center" draw:fill="solid" draw:fill-color="#8c8d86" draw:opacity="100%" draw:stroke="solid" svg:stroke-width="0.0381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4667in" fo:padding-bottom="0.04667in" fo:padding-left="0.88956in" fo:padding-right="0.79623in" draw:textarea-vertical-align="middle" draw:textarea-horizontal-align="center" draw:fill="solid" draw:fill-color="#8c8d86" draw:opacity="100%" draw:stroke="solid" svg:stroke-width="0.0381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11">
      <style:graphic-properties/>
    </style:style>
    <style:style style:family="drawing-page" style:name="a41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4%" fo:text-align="left" style:tab-stop-distance="1in" fo:margin-left="0.5in" fo:margin-right="0in" fo:text-indent="-0.5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6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  <text:list-style style:name="a441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  <text:list-style style:name="a454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  <text:list-style style:name="a472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  <text:list-style style:name="a457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  <text:list-style style:name="a498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  <text:list-style style:name="a486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1" style:num-suffix=".">
        <style:list-level-properties text:space-before="0in" text:min-label-width="0.5in"/>
        <style:text-properties fo:font-family="Franklin Gothic Book" fo:font-size="100%"/>
      </text:list-level-style-number>
      <text:list-level-style-number text:level="2" style:num-format="1" style:num-suffix=".">
        <style:list-level-properties text:space-before="0.58in" text:min-label-width="0.5in"/>
        <style:text-properties fo:font-family="Franklin Gothic Book" fo:font-size="100%"/>
      </text:list-level-style-number>
      <text:list-level-style-number text:level="3" style:num-format="1" style:num-suffix=".">
        <style:list-level-properties text:space-before="1.08in" text:min-label-width="0.5in"/>
        <style:text-properties fo:font-family="Franklin Gothic Book" fo:font-size="100%"/>
      </text:list-level-style-number>
      <text:list-level-style-number text:level="4" style:num-format="1" style:num-suffix=".">
        <style:list-level-properties text:space-before="1.58in" text:min-label-width="0.5in"/>
        <style:text-properties fo:font-family="Franklin Gothic Book" fo:font-size="100%"/>
      </text:list-level-style-number>
      <text:list-level-style-number text:level="5" style:num-format="1" style:num-suffix=".">
        <style:list-level-properties text:space-before="2.08in" text:min-label-width="0.5in"/>
        <style:text-properties fo:font-family="Franklin Gothic Book" fo:font-size="100%"/>
      </text:list-level-style-number>
      <text:list-level-style-number text:level="6" style:num-format="1" style:num-suffix=".">
        <style:list-level-properties text:space-before="2.58in" text:min-label-width="0.5in"/>
        <style:text-properties fo:font-family="Franklin Gothic Book" fo:font-size="100%"/>
      </text:list-level-style-number>
      <text:list-level-style-number text:level="7" style:num-format="1" style:num-suffix=".">
        <style:list-level-properties text:space-before="3.08in" text:min-label-width="0.5in"/>
        <style:text-properties fo:font-family="Franklin Gothic Book" fo:font-size="100%"/>
      </text:list-level-style-number>
      <text:list-level-style-number text:level="8" style:num-format="1" style:num-suffix=".">
        <style:list-level-properties text:space-before="3.58in" text:min-label-width="0.5in"/>
        <style:text-properties fo:font-family="Franklin Gothic Book" fo:font-size="100%"/>
      </text:list-level-style-number>
      <text:list-level-style-number text:level="9" style:num-format="1" style:num-suffix=".">
        <style:list-level-properties text:space-before="4.08in" text:min-label-width="0.5in"/>
        <style:text-properties fo:font-family="Franklin Gothic Book" fo:font-size="100%"/>
      </text:list-level-style-number>
    </text:list-style>
  </office:automatic-styles>
  <office:body>
    <office:presentation>
      <draw:page draw:name="Slide1" draw:style-name="a372" draw:master-page-name="Master1-Layout1-title-Title-Slide" presentation:presentation-page-layout-name="Master1-PPL1" draw:id="Slide-256">
        <draw:frame draw:id="id79" presentation:style-name="a378" draw:name="Title 1" svg:x="2.09441in" svg:y="1.95588in" svg:width="9.14395in" svg:height="2.29465in" presentation:class="title" presentation:placeholder="false">
          <draw:text-box>
            <text:p text:style-name="a377" text:class-names="" text:cond-style-name=""><text:span text:style-name="a373" text:class-names="">Stratégie</text:span><text:span text:style-name="a374" text:class-names=""><text:s text:c="1"/>de<text:s text:c="1"/></text:span><text:span text:style-name="a375" text:class-names="">pérennisation</text:span><text:span text:style-name="a376" text:class-names=""/></text:p>
          </draw:text-box>
          <svg:title/>
          <svg:desc/>
        </draw:frame>
        <draw:frame draw:id="id80" presentation:style-name="a384" draw:name="Subtitle 2" svg:x="2.93078in" svg:y="4.32664in" svg:width="7.47121in" svg:height="1.18792in" presentation:class="subtitle" presentation:placeholder="false">
          <draw:text-box>
            <text:p text:style-name="a380" text:class-names="" text:cond-style-name=""><text:span text:style-name="a379" text:class-names="">EPSI Arras I4</text:span></text:p>
            <text:p text:style-name="a383" text:class-names="" text:cond-style-name=""><text:span text:style-name="a381" text:class-names="">Clemet CHOMLE, Benjamin GOMEL, Adrien MONDIERE, Adrien STAUFFER</text:span><text:span text:style-name="a382" text:class-names=""/></text:p>
          </draw:text-box>
          <svg:title/>
          <svg:desc/>
        </draw:frame>
      </draw:page>
      <draw:page draw:name="Slide2" draw:style-name="a385" draw:master-page-name="Master1-Layout2-obj-Title-and-Content" presentation:presentation-page-layout-name="Master1-PPL2" draw:id="Slide-257">
        <draw:frame draw:id="id81" presentation:style-name="a393" draw:name="Title 1" svg:x="1.5in" svg:y="0.75in" svg:width="10.5in" svg:height="1.625in" presentation:class="title" presentation:placeholder="false">
          <draw:text-box>
            <text:p text:style-name="a392" text:class-names="" text:cond-style-name=""><text:span text:style-name="a386" text:class-names="">Lancement</text:span><text:span text:style-name="a387" text:class-names=""><text:s text:c="1"/>de<text:s text:c="1"/></text:span><text:span text:style-name="a388" text:class-names="">l’application</text:span><text:span text:style-name="a389" text:class-names=""><text:s text:c="1"/><text:line-break/>Pire<text:s text:c="1"/></text:span><text:span text:style-name="a390" text:class-names="">cas</text:span><text:span text:style-name="a391" text:class-names=""/></text:p>
          </draw:text-box>
          <svg:title/>
          <svg:desc/>
        </draw:frame>
        <draw:g draw:name="Content Placeholder 3" draw:id="id85" draw:style-name="a411">
          <svg:title/>
          <svg:desc/>
          <draw:custom-shape svg:x="1.50308in" svg:y="3.70877in" svg:width="3.7478in" svg:height="1.49912in" draw:id="id82" draw:style-name="a401">
            <svg:title/>
            <svg:desc/>
            <text:p text:style-name="a400" text:class-names="" text:cond-style-name=""><text:span text:style-name="a394" text:class-names="">Vendredi</text:span><text:span text:style-name="a395" text:class-names=""><text:s text:c="1"/>: tout<text:s text:c="1"/></text:span><text:span text:style-name="a396" text:class-names="">va</text:span><text:span text:style-name="a397" text:class-names=""><text:s text:c="1"/></text:span><text:span text:style-name="a398" text:class-names="">bien</text:span><text:span text:style-name="a399" text:class-names=""/></text:p>
            <draw:enhanced-geometry xmlns:dr3d="urn:oasis:names:tc:opendocument:xmlns:dr3d:1.0" draw:type="non-primitive" svg:viewBox="0 0 3426990 1370796" draw:enhanced-path="M 0 0 L 2741592 0 3426990 685398 2741592 1370796 0 1370796 685398 68539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6990"/>
              <draw:equation draw:name="f7" draw:formula="?f4 / 1370796"/>
              <draw:equation draw:name="f8" draw:formula="0 * ?f5 / 3426990"/>
              <draw:equation draw:name="f9" draw:formula="0 * ?f4 / 1370796"/>
              <draw:equation draw:name="f10" draw:formula="2741592 * ?f5 / 3426990"/>
              <draw:equation draw:name="f11" draw:formula="3426990 * ?f5 / 3426990"/>
              <draw:equation draw:name="f12" draw:formula="685398 * ?f4 / 1370796"/>
              <draw:equation draw:name="f13" draw:formula="1370796 * ?f4 / 1370796"/>
              <draw:equation draw:name="f14" draw:formula="685398 * ?f5 / 342699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8761in" svg:y="3.70877in" svg:width="3.7478in" svg:height="1.49912in" draw:id="id83" draw:style-name="a405">
            <svg:title/>
            <svg:desc/>
            <text:p text:style-name="a404" text:class-names="" text:cond-style-name=""><text:span text:style-name="a402" text:class-names="">Week-end</text:span><text:span text:style-name="a403" text:class-names=""/></text:p>
            <draw:enhanced-geometry xmlns:dr3d="urn:oasis:names:tc:opendocument:xmlns:dr3d:1.0" draw:type="non-primitive" svg:viewBox="0 0 3426990 1370796" draw:enhanced-path="M 0 0 L 2741592 0 3426990 685398 2741592 1370796 0 1370796 685398 68539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6990"/>
              <draw:equation draw:name="f7" draw:formula="?f4 / 1370796"/>
              <draw:equation draw:name="f8" draw:formula="0 * ?f5 / 3426990"/>
              <draw:equation draw:name="f9" draw:formula="0 * ?f4 / 1370796"/>
              <draw:equation draw:name="f10" draw:formula="2741592 * ?f5 / 3426990"/>
              <draw:equation draw:name="f11" draw:formula="3426990 * ?f5 / 3426990"/>
              <draw:equation draw:name="f12" draw:formula="685398 * ?f4 / 1370796"/>
              <draw:equation draw:name="f13" draw:formula="1370796 * ?f4 / 1370796"/>
              <draw:equation draw:name="f14" draw:formula="685398 * ?f5 / 342699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8.24912in" svg:y="3.70877in" svg:width="3.7478in" svg:height="1.49912in" draw:id="id84" draw:style-name="a410">
            <svg:title/>
            <svg:desc/>
            <text:p text:style-name="a409" text:class-names="" text:cond-style-name=""><text:span text:style-name="a406" text:class-names="">Lundi</text:span><text:span text:style-name="a407" text:class-names=""><text:s text:c="1"/>: fin du monde</text:span><text:span text:style-name="a408" text:class-names=""/></text:p>
            <draw:enhanced-geometry xmlns:dr3d="urn:oasis:names:tc:opendocument:xmlns:dr3d:1.0" draw:type="non-primitive" svg:viewBox="0 0 3426990 1370796" draw:enhanced-path="M 0 0 L 2741592 0 3426990 685398 2741592 1370796 0 1370796 685398 68539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26990"/>
              <draw:equation draw:name="f7" draw:formula="?f4 / 1370796"/>
              <draw:equation draw:name="f8" draw:formula="0 * ?f5 / 3426990"/>
              <draw:equation draw:name="f9" draw:formula="0 * ?f4 / 1370796"/>
              <draw:equation draw:name="f10" draw:formula="2741592 * ?f5 / 3426990"/>
              <draw:equation draw:name="f11" draw:formula="3426990 * ?f5 / 3426990"/>
              <draw:equation draw:name="f12" draw:formula="685398 * ?f4 / 1370796"/>
              <draw:equation draw:name="f13" draw:formula="1370796 * ?f4 / 1370796"/>
              <draw:equation draw:name="f14" draw:formula="685398 * ?f5 / 342699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3" draw:style-name="a412" draw:master-page-name="Master1-Layout5-twoTxTwoObj-Comparison" presentation:presentation-page-layout-name="Master1-PPL5" draw:id="Slide-258">
        <draw:frame draw:id="id86" presentation:style-name="a416" draw:name="Title 1" svg:x="1.5in" svg:y="0.75in" svg:width="10.5in" svg:height="0.88514in" presentation:class="title" presentation:placeholder="false">
          <draw:text-box>
            <text:p text:style-name="a415" text:class-names="" text:cond-style-name=""><text:span text:style-name="a413" text:class-names="">Solutions ?</text:span><text:span text:style-name="a414" text:class-names=""/></text:p>
          </draw:text-box>
          <svg:title/>
          <svg:desc/>
        </draw:frame>
        <draw:frame draw:id="id87" presentation:style-name="a421" draw:name="Text Placeholder 2" svg:x="1.5in" svg:y="1.47892in" svg:width="4.86in" svg:height="0.90104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7" text:class-names="">Problèmes</text:span><text:span text:style-name="a418" text:class-names=""/></text:p>
              </text:list-item>
            </text:list>
          </draw:text-box>
          <svg:title/>
          <svg:desc/>
        </draw:frame>
        <draw:frame draw:id="id88" presentation:style-name="a458" draw:name="Content Placeholder 3" svg:x="1.5in" svg:y="2.53354in" svg:width="4.86in" svg:height="4.47997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2" text:class-names="">Technicien</text:span><text:span text:style-name="a423" text:class-names=""><text:s text:c="1"/>ne<text:s text:c="1"/></text:span><text:span text:style-name="a424" text:class-names="">respecte</text:span><text:span text:style-name="a425" text:class-names=""><text:s text:c="1"/>pas<text:s text:c="1"/></text:span><text:span text:style-name="a426" text:class-names="">l’architecture</text:span><text:span text:style-name="a427" text:class-names=""><text:s text:c="1"/>SOA</text:span></text:p>
              </text:list-item>
            </text:list>
            <text:list text:style-name="a436">
              <text:list-item>
                <text:p text:style-name="a435" text:class-names="" text:cond-style-name=""><text:span text:style-name="a430" text:class-names="">Un des<text:s text:c="1"/></text:span><text:span text:style-name="a431" text:class-names="">serveurs</text:span><text:span text:style-name="a432" text:class-names=""><text:s text:c="1"/></text:span><text:span text:style-name="a433" text:class-names="">est</text:span><text:span text:style-name="a434" text:class-names=""><text:s text:c="1"/>down</text:span></text:p>
              </text:list-item>
            </text:list>
            <text:list text:style-name="a441">
              <text:list-item>
                <text:p text:style-name="a440" text:class-names="" text:cond-style-name=""><text:span text:style-name="a437" text:class-names="">DROP des<text:s text:c="1"/></text:span><text:span text:style-name="a438" text:class-names="">données</text:span><text:span text:style-name="a439" text:class-names=""><text:s text:c="1"/></text:span></text:p>
              </text:list-item>
            </text:list>
            <text:list text:style-name="a454">
              <text:list-item>
                <text:p text:style-name="a453" text:class-names="" text:cond-style-name=""><text:span text:style-name="a442" text:class-names="">Intégration</text:span><text:span text:style-name="a443" text:class-names=""><text:s text:c="1"/>des<text:s text:c="1"/></text:span><text:span text:style-name="a444" text:class-names="">webservices</text:span><text:span text:style-name="a445" text:class-names=""><text:s text:c="1"/></text:span><text:span text:style-name="a446" text:class-names="">dans</text:span><text:span text:style-name="a447" text:class-names=""><text:s text:c="1"/></text:span><text:span text:style-name="a448" text:class-names="">une</text:span><text:span text:style-name="a449" text:class-names=""><text:s text:c="1"/></text:span><text:span text:style-name="a450" text:class-names="">autre</text:span><text:span text:style-name="a451" text:class-names=""><text:s text:c="1"/>application</text:span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  <draw:frame draw:id="id89" presentation:style-name="a463" draw:name="Text Placeholder 4" svg:x="7.13584in" svg:y="1.47892in" svg:width="4.86in" svg:height="0.90104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59" text:class-names="">Résolutions</text:span><text:span text:style-name="a460" text:class-names=""/></text:p>
              </text:list-item>
            </text:list>
          </draw:text-box>
          <svg:title/>
          <svg:desc/>
        </draw:frame>
        <draw:frame draw:id="id90" presentation:style-name="a499" draw:name="Content Placeholder 5" svg:x="7.13584in" svg:y="2.53354in" svg:width="4.86in" svg:height="4.47997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64" text:class-names="">Limiter<text:s text:c="1"/></text:span><text:span text:style-name="a465" text:class-names="">l’accès</text:span><text:span text:style-name="a466" text:class-names=""><text:s text:c="1"/>à<text:s text:c="1"/></text:span><text:span text:style-name="a467" text:class-names="">l’application</text:span><text:span text:style-name="a468" text:class-names=""><text:s text:c="1"/>pendant la formation du<text:s text:c="1"/></text:span><text:span text:style-name="a469" text:class-names="">technicien</text:span><text:span text:style-name="a470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73" text:class-names="">Investir</text:span><text:span text:style-name="a474" text:class-names=""><text:s text:c="1"/></text:span><text:span text:style-name="a475" text:class-names="">dans</text:span><text:span text:style-name="a476" text:class-names=""><text:s text:c="1"/>un<text:s text:c="1"/></text:span><text:span text:style-name="a477" text:class-names="">serveur</text:span><text:span text:style-name="a478" text:class-names=""><text:s text:c="1"/>de<text:s text:c="1"/></text:span><text:span text:style-name="a479" text:class-names="">sauvegarde</text:span><text:span text:style-name="a480" text:class-names="">, qui<text:s text:c="1"/></text:span><text:span text:style-name="a481" text:class-names="">prendrait</text:span><text:span text:style-name="a482" text:class-names=""><text:s text:c="1"/>le<text:s text:c="1"/></text:span><text:span text:style-name="a483" text:class-names="">relais</text:span><text:span text:style-name="a484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7" text:class-names="">Voir</text:span><text:span text:style-name="a488" text:class-names=""><text:s text:c="1"/>solution 2</text:span></text:p>
              </text:list-item>
            </text:list>
            <text:list text:style-name="a498">
              <text:list-item>
                <text:p text:style-name="a497" text:class-names="" text:cond-style-name=""><text:span text:style-name="a491" text:class-names="">Fournir</text:span><text:span text:style-name="a492" text:class-names=""><text:s text:c="1"/>la documentation des<text:s text:c="1"/></text:span><text:span text:style-name="a493" text:class-names="">webservices</text:span><text:span text:style-name="a494" text:class-names=""><text:s text:c="1"/>au responsible de<text:s text:c="1"/></text:span><text:span text:style-name="a495" text:class-names="">l’autre</text:span><text:span text:style-name="a496" text:class-names=""><text:s text:c="1"/>applicatio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solid" draw:fill-color="#191b0e" draw:opacity="100%" draw:stroke="non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draw:fill="solid" draw:fill-color="#191b0e" draw:opacity="100%" draw:stroke="none"/>
    </style:style>
    <style:style style:family="text" style:name="a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">
      <style:graphic-properties draw:fill="solid" draw:fill-color="#191b0e" draw:opacity="100%" draw:stroke="none"/>
    </style:style>
    <style:style style:family="text" style:name="a2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4">
      <style:graphic-properties draw:fill="solid" draw:fill-color="#8c8d86" draw:opacity="100%" draw:stroke="none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solid" draw:fill-color="#efede3" draw:opacity="100%" draw:stroke="none"/>
    </style:style>
    <style:style style:family="drawing-page" style:name="a10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91b0e" draw:opacity="100%" draw:stroke="non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solid" draw:fill-color="#191b0e" draw:opacity="100%" draw:stroke="none"/>
    </style:style>
    <style:style style:family="text" style:name="a1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draw:fill="solid" draw:fill-color="#191b0e" draw:opacity="100%" draw:stroke="none"/>
    </style:style>
    <style:style style:family="paragraph" style:name="a13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draw:fill="solid" draw:fill-color="#191b0e" draw:opacity="100%" draw:stroke="none"/>
    </style:style>
    <style:style style:family="drawing-page" style:name="a5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solid" draw:fill-color="#191b0e" draw:opacity="100%" draw:stroke="none"/>
    </style:style>
    <style:style style:family="text" style:name="a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191b0e" draw:opacity="100%" draw:stroke="none"/>
    </style:style>
    <style:style style:family="drawing-page" style:name="a281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2">
      <style:graphic-properties draw:fill="solid" draw:fill-color="#8c8d86" draw:opacity="100%" draw:stroke="none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5">
      <style:graphic-properties draw:fill="solid" draw:fill-color="#191b0e" draw:opacity="100%" draw:stroke="none"/>
    </style:style>
    <style:style style:family="text" style:name="a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solid" draw:fill-color="#191b0e" draw:opacity="100%" draw:stroke="non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solid" draw:fill-color="#191b0e" draw:opacity="100%" draw:stroke="none"/>
    </style:style>
    <style:style style:family="text" style:name="a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9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6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3">
      <draw:frame draw:id="id6" presentation:style-name="a37" draw:name="Title 1" svg:x="2.09441in" svg:y="1.95588in" svg:width="9.14395in" svg:height="2.29465in" presentation:class="title" presentation:placeholder="false">
        <draw:text-box>
          <text:p text:style-name="a36" text:class-names="" text:cond-style-name=""><text:span text:style-name="a34" text:class-names="">Click to edit Master title style</text:span><text:span text:style-name="a35" text:class-names=""/></text:p>
        </draw:text-box>
        <svg:title/>
        <svg:desc/>
      </draw:frame>
      <draw:frame draw:id="id7" presentation:style-name="a41" draw:name="Subtitle 2" svg:x="2.93078in" svg:y="4.32664in" svg:width="7.47121in" svg:height="1.18792in" presentation:class="subtitle" presentation:placeholder="false">
        <draw:text-box>
          <text:p text:style-name="a40" text:class-names="" text:cond-style-name=""><text:span text:style-name="a38" text:class-names="">Click to edit Master subtitle style</text:span><text:span text:style-name="a39" text:class-names=""/></text:p>
        </draw:text-box>
        <svg:title/>
        <svg:desc/>
      </draw:frame>
      <draw:frame draw:id="id8" presentation:style-name="a45" draw:name="Date Placeholder 3" svg:x="0.82334in" svg:y="7.05751in" svg:width="1.75847in" svg:height="0.44249in" presentation:class="date-time" presentation:placeholder="false">
        <draw:text-box>
          <text:p text:style-name="a44" text:class-names="" text:cond-style-name=""><text:span text:style-name="a42" text:class-names=""><text:date text:fixed="false" style:data-style-name="a43">1/1/2000</text:date></text:span></text:p>
        </draw:text-box>
        <svg:title/>
        <svg:desc/>
      </draw:frame>
      <draw:frame draw:id="id9" presentation:style-name="a48" draw:name="Footer Placeholder 4" svg:x="2.82596in" svg:y="7.05751in" svg:width="7.68086in" svg:height="0.44249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0" presentation:style-name="a51" draw:name="Slide Number Placeholder 5" svg:x="10.75097in" svg:y="7.05751in" svg:width="1.74573in" svg:height="0.44249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>‹#›</text:page-number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3" draw:style-name="a53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</style:master-page>
    <style:master-page style:name="Master1-Layout2-obj-Title-and-Content" style:page-layout-name="pageLayout1" draw:style-name="a54">
      <draw:custom-shape svg:x="0.52285in" svg:y="0.00041in" svg:width="0.25in" svg:height="7.5in" draw:id="id14" draw:layer="Master1-bg" draw:style-name="a55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59" draw:name="Title 1" svg:x="1.5in" svg:y="0.75in" svg:width="10.5in" svg:height="1.6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6" presentation:style-name="a76" draw:name="Content Placeholder 2" svg:x="1.5in" svg:y="2.5in" svg:width="10.5in" svg:height="3.9166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0" draw:name="Date Placeholder 3" svg:x="1.52083in" svg:y="7.05751in" svg:width="1.31734in" svg:height="0.44249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/1/2000</text:date></text:span></text:p>
        </draw:text-box>
        <svg:title/>
        <svg:desc/>
      </draw:frame>
      <draw:frame draw:id="id18" presentation:style-name="a83" draw:name="Footer Placeholder 4" svg:x="3.16444in" svg:y="7.05751in" svg:width="6.8688in" svg:height="0.44249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9" presentation:style-name="a86" draw:name="Slide Number Placeholder 5" svg:x="10.35951in" svg:y="7.05751in" svg:width="1.74573in" svg:height="0.44249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7">
      <draw:frame draw:id="id20" presentation:style-name="a91" draw:name="Title 1" svg:x="0.83664in" svg:y="1.42318in" svg:width="10.51287in" svg:height="3.11979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title/>
        <svg:desc/>
      </draw:frame>
      <draw:frame draw:id="id21" presentation:style-name="a95" draw:name="Text Placeholder 2" svg:x="0.83664in" svg:y="4.61103in" svg:width="10.51287in" svg:height="1.25035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Edit Master text styles</text:span></text:p>
            </text:list-item>
          </text:list>
        </draw:text-box>
        <svg:title/>
        <svg:desc/>
      </draw:frame>
      <draw:frame draw:id="id22" presentation:style-name="a99" draw:name="Date Placeholder 3" svg:x="0.80808in" svg:y="7.05751in" svg:width="1.77429in" svg:height="0.44249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23" presentation:style-name="a102" draw:name="Footer Placeholder 4" svg:x="2.82624in" svg:y="7.05751in" svg:width="7.68086in" svg:height="0.44249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4" presentation:style-name="a105" draw:name="Slide Number Placeholder 5" svg:x="10.75097in" svg:y="7.05751in" svg:width="1.74573in" svg:height="0.44249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  <draw:custom-shape svg:x="8.91509in" svg:y="1.84345in" svg:width="3.5816in" svg:height="4.82118in" draw:id="id25" draw:style-name="a106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</style:master-page>
    <style:master-page style:name="Master1-Layout4-twoObj-Two-Content" style:page-layout-name="pageLayout1" draw:style-name="a107">
      <draw:custom-shape svg:x="0.52285in" svg:y="0.00041in" svg:width="0.25in" svg:height="7.5in" draw:id="id26" draw:layer="Master1-bg" draw:style-name="a108" draw:name="Rectangle 7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2" draw:name="Title 1" svg:x="1.5in" svg:y="0.75in" svg:width="10.5in" svg:height="1.625in" presentation:class="title" presentation:placeholder="false">
        <draw:text-box>
          <text:p text:style-name="a111" text:class-names="" text:cond-style-name=""><text:span text:style-name="a109" text:class-names="">Click to edit Master title style</text:span><text:span text:style-name="a110" text:class-names=""/></text:p>
        </draw:text-box>
        <svg:title/>
        <svg:desc/>
      </draw:frame>
      <draw:frame draw:id="id28" presentation:style-name="a129" draw:name="Content Placeholder 2" svg:x="1.5in" svg:y="2.5in" svg:width="4.86416in" svg:height="3.91667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Fifth level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6" draw:name="Content Placeholder 3" svg:x="7.13627in" svg:y="2.5in" svg:width="4.86416in" svg:height="3.91667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0" draw:name="Date Placeholder 4" svg:x="1.52083in" svg:y="7.05751in" svg:width="1.31734in" svg:height="0.44249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1/1/2000</text:date></text:span></text:p>
        </draw:text-box>
        <svg:title/>
        <svg:desc/>
      </draw:frame>
      <draw:frame draw:id="id31" presentation:style-name="a153" draw:name="Footer Placeholder 5" svg:x="3.16444in" svg:y="7.05751in" svg:width="6.8688in" svg:height="0.44249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2" presentation:style-name="a156" draw:name="Slide Number Placeholder 6" svg:x="10.35951in" svg:y="7.05751in" svg:width="1.74573in" svg:height="0.44249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7">
      <draw:custom-shape svg:x="0.52285in" svg:y="0.00041in" svg:width="0.25in" svg:height="7.5in" draw:id="id33" draw:layer="Master1-bg" draw:style-name="a158" draw:name="Rectangle 9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2" draw:name="Title 1" svg:x="1.5in" svg:y="0.75in" svg:width="10.5in" svg:height="1.625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title/>
        <svg:desc/>
      </draw:frame>
      <draw:frame draw:id="id35" presentation:style-name="a166" draw:name="Text Placeholder 2" svg:x="1.5in" svg:y="2.56in" svg:width="4.86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Edit Master text styles</text:span></text:p>
            </text:list-item>
          </text:list>
        </draw:text-box>
        <svg:title/>
        <svg:desc/>
      </draw:frame>
      <draw:frame draw:id="id36" presentation:style-name="a183" draw:name="Content Placeholder 3" svg:x="1.5in" svg:y="3.61462in" svg:width="4.86in" svg:height="2.80205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7" draw:name="Text Placeholder 4" svg:x="7.13584in" svg:y="2.56in" svg:width="4.86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 Master text styles</text:span></text:p>
            </text:list-item>
          </text:list>
        </draw:text-box>
        <svg:title/>
        <svg:desc/>
      </draw:frame>
      <draw:frame draw:id="id38" presentation:style-name="a204" draw:name="Content Placeholder 5" svg:x="7.13584in" svg:y="3.61462in" svg:width="4.86in" svg:height="2.80205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ifth le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8" draw:name="Date Placeholder 6" svg:x="1.52083in" svg:y="7.05751in" svg:width="1.31734in" svg:height="0.44249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/1/2000</text:date></text:span></text:p>
        </draw:text-box>
        <svg:title/>
        <svg:desc/>
      </draw:frame>
      <draw:frame draw:id="id40" presentation:style-name="a211" draw:name="Footer Placeholder 7" svg:x="3.16444in" svg:y="7.05751in" svg:width="6.8688in" svg:height="0.44249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1" presentation:style-name="a214" draw:name="Slide Number Placeholder 8" svg:x="10.35951in" svg:y="7.05751in" svg:width="1.74573in" svg:height="0.44249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5">
      <draw:custom-shape svg:x="0.52285in" svg:y="0.00041in" svg:width="0.25in" svg:height="7.5in" draw:id="id42" draw:layer="Master1-bg" draw:style-name="a216" draw:name="Rectangle 5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20" draw:name="Title 1" svg:x="1.5in" svg:y="0.75in" svg:width="10.5in" svg:height="1.625in" presentation:class="title" presentation:placeholder="false">
        <draw:text-box>
          <text:p text:style-name="a219" text:class-names="" text:cond-style-name=""><text:span text:style-name="a217" text:class-names="">Click to edit Master title style</text:span><text:span text:style-name="a218" text:class-names=""/></text:p>
        </draw:text-box>
        <svg:title/>
        <svg:desc/>
      </draw:frame>
      <draw:frame draw:id="id44" presentation:style-name="a224" draw:name="Date Placeholder 2" svg:x="1.52083in" svg:y="7.05751in" svg:width="1.31734in" svg:height="0.44249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1/2000</text:date></text:span></text:p>
        </draw:text-box>
        <svg:title/>
        <svg:desc/>
      </draw:frame>
      <draw:frame draw:id="id45" presentation:style-name="a227" draw:name="Footer Placeholder 3" svg:x="3.16444in" svg:y="7.05751in" svg:width="6.8688in" svg:height="0.44249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6" presentation:style-name="a230" draw:name="Slide Number Placeholder 4" svg:x="10.35951in" svg:y="7.05751in" svg:width="1.74573in" svg:height="0.44249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31">
      <draw:custom-shape svg:x="0.52285in" svg:y="0.00041in" svg:width="0.25in" svg:height="7.5in" draw:id="id47" draw:layer="Master1-bg" draw:style-name="a232" draw:name="Rectangle 4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36" draw:name="Date Placeholder 1" svg:x="1.52083in" svg:y="7.05751in" svg:width="1.31734in" svg:height="0.44249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/1/2000</text:date></text:span></text:p>
        </draw:text-box>
        <svg:title/>
        <svg:desc/>
      </draw:frame>
      <draw:frame draw:id="id49" presentation:style-name="a239" draw:name="Footer Placeholder 2" svg:x="3.16444in" svg:y="7.05751in" svg:width="6.8688in" svg:height="0.44249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0" presentation:style-name="a242" draw:name="Slide Number Placeholder 3" svg:x="10.35951in" svg:y="7.05751in" svg:width="1.74573in" svg:height="0.44249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43">
      <draw:custom-shape svg:x="0in" svg:y="0.00041in" svg:width="5.8in" svg:height="7.49959in" draw:id="id51" draw:style-name="a244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48" draw:name="Title 1" svg:x="0.79167in" svg:y="0.75in" svg:width="4.21667in" svg:height="2.35989in" presentation:class="title" presentation:placeholder="false">
        <draw:text-box>
          <text:p text:style-name="a247" text:class-names="" text:cond-style-name=""><text:span text:style-name="a245" text:class-names="">Click to edit Master title style</text:span><text:span text:style-name="a246" text:class-names=""/></text:p>
        </draw:text-box>
        <svg:title/>
        <svg:desc/>
      </draw:frame>
      <draw:frame draw:id="id53" presentation:style-name="a265" draw:name="Content Placeholder 2" svg:x="6.84167in" svg:y="0.75in" svg:width="5.7in" svg:height="5.65972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9" draw:name="Text Placeholder 3" svg:x="0.79167in" svg:y="3.12374in" svg:width="4.21667in" svg:height="3.2929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Edit Master text styles</text:span></text:p>
            </text:list-item>
          </text:list>
        </draw:text-box>
        <svg:title/>
        <svg:desc/>
      </draw:frame>
      <draw:frame draw:id="id55" presentation:style-name="a273" draw:name="Date Placeholder 4" svg:x="0.79167in" svg:y="7.05751in" svg:width="1.31734in" svg:height="0.44249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/2000</text:date></text:span></text:p>
        </draw:text-box>
        <svg:title/>
        <svg:desc/>
      </draw:frame>
      <draw:frame draw:id="id56" presentation:style-name="a276" draw:name="Footer Placeholder 5" svg:x="2.41245in" svg:y="7.05751in" svg:width="2.59588in" svg:height="0.44249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7" presentation:style-name="a279" draw:name="Slide Number Placeholder 6" svg:x="10.80833in" svg:y="7.05751in" svg:width="1.74573in" svg:height="0.44249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58" draw:style-name="a280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81">
      <draw:custom-shape svg:x="0in" svg:y="0.00041in" svg:width="5.8in" svg:height="7.49959in" draw:id="id59" draw:style-name="a282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86" draw:name="Title 1" svg:x="0.79167in" svg:y="0.75in" svg:width="4.21667in" svg:height="2.35989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61" presentation:style-name="a290" draw:name="Picture Placeholder 2" svg:x="6.05in" svg:y="0in" svg:width="7.28333in" svg:height="7.5in" presentation:class="graphic" presentation:placeholder="false">
        <draw:text-box>
          <text:p text:style-name="a289" text:class-names="" text:cond-style-name=""><text:span text:style-name="a287" text:class-names="">Click icon to add picture</text:span><text:span text:style-name="a288" text:class-names=""/></text:p>
        </draw:text-box>
        <svg:title/>
        <svg:desc/>
      </draw:frame>
      <draw:frame draw:id="id62" presentation:style-name="a294" draw:name="Text Placeholder 3" svg:x="0.79167in" svg:y="3.12332in" svg:width="4.21667in" svg:height="3.29334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Edit Master text styles</text:span></text:p>
            </text:list-item>
          </text:list>
        </draw:text-box>
        <svg:title/>
        <svg:desc/>
      </draw:frame>
      <draw:frame draw:id="id63" presentation:style-name="a298" draw:name="Date Placeholder 4" svg:x="0.79167in" svg:y="7.05751in" svg:width="1.31734in" svg:height="0.44249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/2000</text:date></text:span></text:p>
        </draw:text-box>
        <svg:title/>
        <svg:desc/>
      </draw:frame>
      <draw:frame draw:id="id64" presentation:style-name="a301" draw:name="Footer Placeholder 5" svg:x="2.41245in" svg:y="7.05751in" svg:width="2.59588in" svg:height="0.44249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5" presentation:style-name="a304" draw:name="Slide Number Placeholder 6" svg:x="10.80833in" svg:y="7.05751in" svg:width="1.74573in" svg:height="0.44249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66" draw:style-name="a305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06">
      <draw:custom-shape svg:x="0.52285in" svg:y="0.00041in" svg:width="0.25in" svg:height="7.5in" draw:id="id67" draw:layer="Master1-bg" draw:style-name="a307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11" draw:name="Title 1" svg:x="1.5in" svg:y="0.75in" svg:width="10.5in" svg:height="1.62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69" presentation:style-name="a328" draw:name="Vertical Text Placeholder 2" svg:x="1.5in" svg:y="2.51042in" svg:width="10.5in" svg:height="3.90625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32" draw:name="Date Placeholder 3" svg:x="1.52083in" svg:y="7.05751in" svg:width="1.31734in" svg:height="0.44249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1/2000</text:date></text:span></text:p>
        </draw:text-box>
        <svg:title/>
        <svg:desc/>
      </draw:frame>
      <draw:frame draw:id="id71" presentation:style-name="a335" draw:name="Footer Placeholder 4" svg:x="3.16444in" svg:y="7.05751in" svg:width="6.8688in" svg:height="0.44249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2" presentation:style-name="a338" draw:name="Slide Number Placeholder 5" svg:x="10.35951in" svg:y="7.05751in" svg:width="1.74573in" svg:height="0.44249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39">
      <draw:custom-shape svg:x="0.52285in" svg:y="0.00041in" svg:width="0.25in" svg:height="7.5in" draw:id="id73" draw:layer="Master1-bg" draw:style-name="a340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4" draw:name="Vertical Title 1" svg:x="10.49493in" svg:y="0.68259in" svg:width="1.71234in" svg:height="5.73408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draw:frame draw:id="id75" presentation:style-name="a361" draw:name="Vertical Text Placeholder 2" svg:x="1.5in" svg:y="0.68259in" svg:width="8.94536in" svg:height="5.73408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7" text:class-names="">Fifth level</text:span><text:span text:style-name="a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65" draw:name="Date Placeholder 3" svg:x="1.52083in" svg:y="7.05751in" svg:width="1.31734in" svg:height="0.44249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1/1/2000</text:date></text:span></text:p>
        </draw:text-box>
        <svg:title/>
        <svg:desc/>
      </draw:frame>
      <draw:frame draw:id="id77" presentation:style-name="a368" draw:name="Footer Placeholder 4" svg:x="3.16444in" svg:y="7.05751in" svg:width="6.8688in" svg:height="0.44249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78" presentation:style-name="a371" draw:name="Slide Number Placeholder 5" svg:x="10.35951in" svg:y="7.05751in" svg:width="1.74573in" svg:height="0.44249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ratégie de pérennisation</dc:title>
    <meta:initial-creator>adrien mondiere</meta:initial-creator>
    <dc:creator>adrien mondiere</dc:creator>
    <meta:creation-date>2016-04-15T13:24:49Z</meta:creation-date>
    <dc:date>2016-04-15T13:54:59Z</dc:date>
    <meta:template xlink:href="TM10001105%5b%5bfn=Crop%5d%5d" xlink:type="simple"/>
    <meta:editing-cycles>1</meta:editing-cycles>
    <meta:editing-duration>PT1809S</meta:editing-duration>
    <meta:document-statistic meta:paragraph-count="18" meta:word-count="89"/>
  </office:meta>
</office:document-meta>
</file>